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b84747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ff" draw:opacity="30%" draw:textarea-vertical-align="middle" draw:shadow-opacity="30%"/>
    </style:style>
    <style:style style:name="gr3" style:family="graphic" style:parent-style-name="standard">
      <style:graphic-properties svg:stroke-width="0.051cm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1cm" draw:marker-start-width="0.276cm" draw:marker-end-width="0.276cm" draw:fill="solid" draw:fill-color="#94476b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fill="solid" draw:fill-color="#c0c0c0" draw:opacity="5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50%"/>
    </style:style>
    <style:style style:name="gr7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fill-color="#83ca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779cm" svg:x="1.006cm" svg:y="0.873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0.667cm" svg:height="5.46cm" svg:x="9.001cm" svg:y="1.254cm" svg:viewBox="0 0 10668 5461" draw:points="0,0 0,5461 10668,5461 10668,2286 5461,2286 5461,0">
          <text:p/>
        </draw:polygon>
        <draw:custom-shape draw:style-name="gr3" draw:text-style-name="P1" draw:layer="layout" svg:width="19.006cm" svg:height="5.207cm" svg:x="1cm" svg:y="13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1.524cm" svg:x="1.127cm" svg:y="13.954cm">
          <text:p text:style-name="P1">CUD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1.524cm" svg:x="1.127cm" svg:y="1.127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cm" svg:height="2.413cm" svg:x="1cm" svg:y="11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1.524cm" svg:x="1.127cm" svg:y="11.541cm">
          <text:p text:style-name="P1">Cython module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4.318cm" svg:height="1.524cm" svg:x="9.382cm" svg:y="3.921cm">
          <text:p text:style-name="P1">Evolu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4.318cm" svg:height="1.524cm" svg:x="14.97cm" svg:y="3.921cm">
          <text:p text:style-name="P1">Popula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4.318cm" svg:height="1.524cm" svg:x="14.97cm" svg:y="1.381cm">
          <text:p text:style-name="P1">Individual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4.318cm" svg:height="1.524cm" svg:x="9.382cm" svg:y="1.508cm">
          <text:p text:style-name="P1">NSGAII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4.318cm" svg:height="1.524cm" svg:x="7.096cm" svg:y="11.541cm">
          <text:p text:style-name="P1">NllsCuda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4.318cm" svg:height="1.524cm" svg:x="7.096cm" svg:y="15.732cm">
          <text:p text:style-name="P1">Predict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5.842cm" svg:height="1.397cm" svg:x="13.065cm" svg:y="14.462cm">
          <text:p text:style-name="P1">Device calc. Qxy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4.318cm" svg:height="1.524cm" svg:x="13.192cm" svg:y="11.541cm">
          <text:p text:style-name="P1">Envirome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7cm" svg:y1="4.683cm" svg:x2="14.97cm" svg:y2="4.683cm" draw:start-shape="id1" draw:start-glue-point="1" draw:end-shape="id2" draw:end-glue-point="3" svg:d="M13700 4683h1270" svg:viewBox="0 0 1271 1">
          <text:p/>
        </draw:connector>
        <draw:connector draw:style-name="gr8" draw:text-style-name="P1" draw:layer="layout" svg:x1="17.129cm" svg:y1="3.921cm" svg:x2="17.129cm" svg:y2="2.905cm" draw:start-shape="id2" draw:start-glue-point="0" draw:end-shape="id3" draw:end-glue-point="2" svg:d="M17129 3921v-1016" svg:viewBox="0 0 1 1017">
          <text:p/>
        </draw:connector>
        <draw:connector draw:style-name="gr8" draw:text-style-name="P1" draw:layer="layout" svg:x1="11.541cm" svg:y1="3.921cm" svg:x2="11.541cm" svg:y2="3.032cm" draw:start-shape="id1" draw:start-glue-point="0" draw:end-shape="id4" svg:d="M11541 3921v-889" svg:viewBox="0 0 1 890">
          <text:p/>
        </draw:connector>
        <draw:connector draw:style-name="gr8" draw:text-style-name="P1" draw:layer="layout" svg:x1="9.255cm" svg:y1="9.763cm" svg:x2="9.255cm" svg:y2="11.541cm" draw:start-shape="id5" draw:start-glue-point="8" draw:end-shape="id6" draw:end-glue-point="0" svg:d="M9255 9763v1778" svg:viewBox="0 0 1 1779">
          <text:p/>
        </draw:connector>
        <draw:connector draw:style-name="gr8" draw:text-style-name="P1" draw:layer="layout" svg:x1="9.255cm" svg:y1="13.065cm" svg:x2="9.255cm" svg:y2="15.732cm" draw:start-shape="id6" draw:start-glue-point="2" draw:end-shape="id7" draw:end-glue-point="0" svg:d="M9255 13065v2667" svg:viewBox="0 0 1 2668">
          <text:p/>
        </draw:connector>
        <draw:connector draw:style-name="gr8" draw:text-style-name="P1" draw:layer="layout" svg:x1="11.414cm" svg:y1="16.494cm" svg:x2="13.065cm" svg:y2="15.16cm" draw:start-shape="id7" draw:start-glue-point="1" draw:end-shape="id8" draw:end-glue-point="3" svg:d="M11414 16494h826v-1334h825" svg:viewBox="0 0 1652 1335">
          <text:p/>
        </draw:connector>
        <draw:custom-shape draw:style-name="gr7" draw:text-style-name="P1" xml:id="id9" draw:id="id9" draw:layer="layout" svg:width="5.842cm" svg:height="1.397cm" svg:x="13.065cm" svg:y="17.002cm">
          <text:p text:style-name="P1">Device reduction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1.414cm" svg:y1="16.494cm" svg:x2="13.065cm" svg:y2="17.7cm" draw:start-shape="id7" draw:start-glue-point="1" draw:end-shape="id9" draw:end-glue-point="3" svg:d="M11414 16494h826v1206h825" svg:viewBox="0 0 1652 1207">
          <text:p/>
        </draw:connector>
        <draw:connector draw:style-name="gr8" draw:text-style-name="P1" draw:layer="layout" svg:x1="11.414cm" svg:y1="12.303cm" svg:x2="13.192cm" svg:y2="12.303cm" draw:start-shape="id6" draw:start-glue-point="1" draw:end-shape="id10" svg:d="M11414 12303h1778" svg:viewBox="0 0 1779 1">
          <text:p/>
        </draw:connector>
        <draw:custom-shape draw:style-name="gr9" draw:text-style-name="P1" xml:id="id5" draw:id="id5" draw:layer="layout" svg:width="4.572cm" svg:height="1.524cm" svg:x="6.969cm" svg:y="8.239cm">
          <text:p text:style-name="P1">Evalu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4.572cm" svg:height="1.524cm" svg:x="2.905cm" svg:y="6.08cm">
          <text:p text:style-name="P1">Crosso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4.572cm" svg:height="1.524cm" svg:x="2.905cm" svg:y="3.921cm">
          <text:p text:style-name="P1">Mu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9.382cm" svg:y1="4.683cm" svg:x2="7.477cm" svg:y2="4.683cm" draw:start-shape="id1" draw:start-glue-point="3" draw:end-shape="id11" draw:end-glue-point="10" svg:d="M9382 4683h-1905" svg:viewBox="0 0 1906 1">
          <text:p/>
        </draw:connector>
        <draw:connector draw:style-name="gr8" draw:text-style-name="P1" draw:layer="layout" svg:x1="9.382cm" svg:y1="4.683cm" svg:x2="7.477cm" svg:y2="6.842cm" draw:start-shape="id1" draw:start-glue-point="3" draw:end-shape="id12" draw:end-glue-point="10" svg:d="M9382 4683h-952v2159h-953" svg:viewBox="0 0 1906 2160">
          <text:p/>
        </draw:connector>
        <draw:connector draw:style-name="gr8" draw:text-style-name="P1" draw:layer="layout" draw:line-skew="0.305cm" svg:x1="11.541cm" svg:y1="5.445cm" svg:x2="9.255cm" svg:y2="8.239cm" draw:start-shape="id1" draw:start-glue-point="2" draw:end-shape="id5" draw:end-glue-point="4" svg:d="M11541 5445v1702h-2286v1092" svg:viewBox="0 0 2287 2795">
          <text:p/>
        </draw:connector>
        <draw:frame draw:style-name="gr10" draw:layer="layout" svg:width="5.349cm" svg:height="0.962cm" svg:x="14.335cm" svg:y="5.445cm">
          <draw:text-box>
            <text:p>DEAP frame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f" draw:marker-start-width="0.2cm" draw:marker-start-center="false" draw:marker-end-width="0.2cm" draw:marker-end-center="false" draw:fill="solid" draw:fill-color="#3399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="Small_20_Arrow" draw:marker-end-width="0.457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0.0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8:11:29</meta:creation-date>
    <dc:date>2014-11-24T10:46:24.787766353</dc:date>
    <dc:creator>falense </dc:creator>
    <meta:editing-duration>PT5M14S</meta:editing-duration>
    <meta:editing-cycles>5</meta:editing-cycles>
    <meta:generator>LibreOffice/4.2.7.2$Linux_X86_64 LibreOffice_project/420m0$Build-2</meta:generator>
    <meta:document-statistic meta:object-count="31"/>
  </office:meta>
</office:document-meta>
</file>